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text-properties style:font-name="Courier New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 du moteur de simulation</text:p>
      <text:p text:style-name="Standard"/>
      <text:h text:style-name="Heading_20_1" text:outline-level="1">Objectifs</text:h>
      <text:p text:style-name="Text_20_body">Le moteur de simulation permet de calculer le bilan énergétique de l'univers à t+1 à partir de t.</text:p>
      <text:h text:style-name="Heading_20_1" text:outline-level="1">Propagation de l'onde</text:h>
      <text:p text:style-name="P2">L'onde se propage au cas adjacente selon sa direction. Pour déterminer les cases adjacentes, on utilise l'angle de la direction.</text:p>
      <text:p text:style-name="P2">A chaque iteration, on calcule l'angle de la porteuse par rapport à la case précédente dans un repere orthonormé.</text:p>
      <text:p text:style-name="P2">Si l'angle formé est compris entre D – 45 &lt; A &lt; D + 45 où D est l'angle de direction, alors l'onde se propage à cette case.</text:p>
      <text:p text:style-name="P2">L'onde ne se propage que par rapport au zone où il y a un retard par rapport au deplacement depuis le point d'ori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en Arcellier</meta:initial-creator>
    <meta:creation-date>2011-08-22T10:28:29.66</meta:creation-date>
    <meta:document-statistic meta:table-count="0" meta:image-count="0" meta:object-count="0" meta:page-count="1" meta:paragraph-count="8" meta:word-count="117" meta:character-count="645"/>
    <dc:date>2011-08-22T12:55:03.81</dc:date>
    <dc:creator>Fabien Arcellier</dc:creator>
    <meta:editing-duration>PT40M53S</meta:editing-duration>
    <meta:editing-cycles>1</meta:editing-cycles>
    <meta:generator>OpenOffice.org/3.3$Win32 OpenOffice.org_project/330m20$Build-9567</meta:generator>
  </office:meta>
</office:document-meta>
</file>